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5_12-13-58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958129 E-139-34-50.093994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5_15-29-30_000.jpg</text:p>
          </table:table-cell>
          <table:table-cell table:style-name="ce22" office:value-type="string">
            <text:p>:PHOTO 記録 / 経過記録；作ったもの / material=ツユクサ：全草（根部なし）,for=干す,time=1005-1529</text:p>
          </table:table-cell>
          <table:table-cell table:style-name="ce4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5" table:formula="of:=IF([.E3]=&quot;&quot;;[.C3];CONCATENATE([.C3];&quot; / &quot;;[.E3]))" office:value-type="string" office:string-value=":PHOTO 記録 / 経過記録；作ったもの / material=ツユクサ：全草（根部なし）,for=干す,time=1005-1529">
            <text:p>:PHOTO 記録 / 経過記録；作ったもの / material=ツユクサ：全草（根部なし）,for=干す,time=1005-152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5_15-31-38_000.jpg</text:p>
          </table:table-cell>
          <table:table-cell table:style-name="ce22" office:value-type="string">
            <text:p>:PHOTO 記録 / 経過記録；作ったもの / food=焼酎漬け / material=みょうが,time=1004-2112</text:p>
          </table:table-cell>
          <table:table-cell table:style-name="ce3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4]=&quot;&quot;;[.C4];CONCATENATE([.C4];&quot; / &quot;;[.E4]))" office:value-type="string" office:string-value=":PHOTO 記録 / 経過記録；作ったもの / food=焼酎漬け / material=みょうが,time=1004-2112">
            <text:p>:PHOTO 記録 / 経過記録；作ったもの / food=焼酎漬け / material=みょうが,time=1004-211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5_19-05-09_000.jpg</text:p>
          </table:table-cell>
          <table:table-cell table:style-name="ce22" office:value-type="string">
            <text:p>:m RES 1*1 / free# JVEMV6 37#28_26.13 / 37. miscs of miscs / 28. anim.dessin / 26. 解剖 / theme=上肢；肩関節,w:鎖骨；肩峰；烏口突起,notice=~,found=~ / N~</text:p>
          </table:table-cell>
          <table:table-cell table:style-name="ce17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:m RES 1*1 / free# JVEMV6 37#28_26.13 / 37. miscs of miscs / 28. anim.dessin / 26. 解剖 / theme=上肢；肩関節,w:鎖骨；肩峰；烏口突起,notice=~,found=~ / N~">
            <text:p>:m RES 1*1 / free# JVEMV6 37#28_26.13 / 37. miscs of miscs / 28. anim.dessin / 26. 解剖 / theme=上肢；肩関節,w:鎖骨；肩峰；烏口突起,notice=~,found=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5_21-19-52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6_00-02-00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5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6_00-10-59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5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6_00-24-33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6_00-39-20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6_01-00-55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6_08-39-59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6_08-49-49_000.jpg</text:p>
          </table:table-cell>
          <table:table-cell table:style-name="ce22" office:value-type="string">
            <text:p>:m :lets / action activity / やること / 「誤謬」：自分で例文を作ってみよう</text:p>
          </table:table-cell>
          <table:table-cell table:style-name="ce18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13]=&quot;&quot;;[.C13];CONCATENATE([.C13];&quot; / &quot;;[.E13]))" office:value-type="string" office:string-value=":m :lets / action activity / やること / 「誤謬」：自分で例文を作ってみよう">
            <text:p>:m :lets / action activity / やること / 「誤謬」：自分で例文を作ってみよ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6_09-41-24_000.jpg</text:p>
          </table:table-cell>
          <table:table-cell table:style-name="ce19" office:value-type="string">
            <text:p>:m FX / log / note-pc:各terminal:setup:SL-TPの値を、それぞれ変える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4]=&quot;&quot;;[.C14];CONCATENATE([.C14];&quot; / &quot;;[.E14]))" office:value-type="string" office:string-value=":m FX / log / note-pc:各terminal:setup:SL-TPの値を、それぞれ変える">
            <text:p>:m FX / log / note-pc:各terminal:setup:SL-TPの値を、それぞれ変え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5_17-15-24_000.mp4</text:p>
          </table:table-cell>
          <table:table-cell table:style-name="ce8" office:value-type="string">
            <text:p>:VIDEO / @自室 / 記録 / knoten / 作ったもの / n-2020-1005-1 / 夏場に使うカーテン：ひもで束ねた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knoten / 作ったもの / n-2020-1005-1 / 夏場に使うカーテン：ひもで束ねた">
            <text:p>:VIDEO / @自室 / 記録 / knoten / 作ったもの / n-2020-1005-1 / 夏場に使うカーテン：ひもで束ね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5_17-18-33_000.mp4</text:p>
          </table:table-cell>
          <table:table-cell table:style-name="ce8" office:value-type="string">
            <text:p>:VIDEO / @自室 / 記録 / knoten / 実演,perform / n-2020-1005-1 / knot=バタフライ・ノット,for=how-to-tie;how-to-untie,ref=corporals-cornerのビデオ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室 / 記録 / knoten / 実演,perform / n-2020-1005-1 / knot=バタフライ・ノット,for=how-to-tie;how-to-untie,ref=corporals-cornerのビデオ">
            <text:p>:VIDEO / @自室 / 記録 / knoten / 実演,perform / n-2020-1005-1 / knot=バタフライ・ノット,for=how-to-tie;how-to-untie,ref=corporals-cornerのビデオ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5_17-29-39_000.mp4</text:p>
          </table:table-cell>
          <table:table-cell table:style-name="ce8" office:value-type="string">
            <text:p>:VIDEO / @自室 / 記録 / knoten / 実演,perform / n-2020-1005-2 / knot=one-rope-bridge:double-8-knot;truckers-hitch;butterfly-knot;prusik,video=corporals-corner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VIDEO / @自室 / 記録 / knoten / 実演,perform / n-2020-1005-2 / knot=one-rope-bridge:double-8-knot;truckers-hitch;butterfly-knot;prusik,video=corporals-corner">
            <text:p>:VIDEO / @自室 / 記録 / knoten / 実演,perform / n-2020-1005-2 / knot=one-rope-bridge:double-8-knot;truckers-hitch;butterfly-knot;prusik,video=corporals-corner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5_18-57-01_000.mp4</text:p>
          </table:table-cell>
          <table:table-cell table:style-name="ce8" office:value-type="string">
            <text:p>:VIDEO / @自室 / 記録 / 身体：解剖 / n-2020-1005-1 / 肩甲骨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身体：解剖 / n-2020-1005-1 / 肩甲骨">
            <text:p>:VIDEO / @自室 / 記録 / 身体：解剖 / n-2020-1005-1 / 肩甲骨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5_18-59-45_000.mp4</text:p>
          </table:table-cell>
          <table:table-cell table:style-name="ce8" office:value-type="string">
            <text:p>:VIDEO / @自室 / 記録 / 身体：解剖：ストレッチ / n-2020-1005-1 / 肩甲骨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室 / 記録 / 身体：解剖：ストレッチ / n-2020-1005-1 / 肩甲骨">
            <text:p>:VIDEO / @自室 / 記録 / 身体：解剖：ストレッチ / n-2020-1005-1 / 肩甲骨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2020/10/06</text:date>, <text:time>11:41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6T11:41:57.50</dc:date>
    <dc:creator>iwabuchi ken</dc:creator>
    <meta:editing-duration>P26DT11H14M56S</meta:editing-duration>
    <meta:editing-cycles>9953</meta:editing-cycles>
    <meta:document-statistic meta:table-count="1" meta:cell-count="462" meta:object-count="0"/>
  </office:meta>
</office:document-meta>
</file>